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5pt" officeooo:rsid="0019a244" officeooo:paragraph-rsid="0019a244" style:font-size-asian="15pt" style:font-size-complex="15pt"/>
    </style:style>
    <style:style style:name="P2" style:family="paragraph" style:parent-style-name="Standard">
      <style:text-properties fo:font-size="15pt" officeooo:rsid="0019a244" officeooo:paragraph-rsid="0019a244" style:font-size-asian="15pt" style:font-size-complex="15pt"/>
    </style:style>
    <style:style style:name="P3" style:family="paragraph" style:parent-style-name="Standard">
      <style:text-properties fo:font-size="15pt" officeooo:rsid="0019a244" officeooo:paragraph-rsid="001a05ee" style:font-size-asian="15pt" style:font-size-complex="15pt"/>
    </style:style>
    <style:style style:name="P4" style:family="paragraph" style:parent-style-name="Standard">
      <style:text-properties fo:font-size="15pt" officeooo:rsid="001a05ee" officeooo:paragraph-rsid="001a05ee" style:font-size-asian="15pt" style:font-size-complex="15pt"/>
    </style:style>
    <style:style style:name="P5" style:family="paragraph" style:parent-style-name="Standard">
      <style:text-properties fo:font-size="15pt" officeooo:rsid="001cca83" officeooo:paragraph-rsid="001cca83" style:font-size-asian="15pt" style:font-size-complex="15pt"/>
    </style:style>
    <style:style style:name="P6" style:family="paragraph" style:parent-style-name="Standard">
      <style:text-properties fo:font-size="15pt" officeooo:rsid="001d840d" officeooo:paragraph-rsid="001d840d" style:font-size-asian="15pt" style:font-size-complex="15pt"/>
    </style:style>
    <style:style style:name="T1" style:family="text">
      <style:text-properties style:font-name="Liberation Serif1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1"/>
    </style:style>
    <style:style style:name="T4" style:family="text">
      <style:text-properties style:text-position="super 58%" style:font-name="Liberation Serif1" officeooo:rsid="001a05ee"/>
    </style:style>
    <style:style style:name="T5" style:family="text">
      <style:text-properties style:text-position="super 58%" style:font-name="Liberation Serif1" officeooo:rsid="0019a244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1" officeooo:rsid="001a05ee"/>
    </style:style>
    <style:style style:name="T9" style:family="text">
      <style:text-properties style:text-position="0% 100%" style:font-name="Liberation Serif1" officeooo:rsid="0019a244"/>
    </style:style>
    <style:style style:name="T10" style:family="text">
      <style:text-properties style:text-position="0% 100%" style:font-name="Liberation Serif1" officeooo:rsid="001b09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) x+2 : nat →nat, <text:span text:style-name="T1">λ</text:span>x<text:span text:style-name="T2">nat</text:span><text:span text:style-name="T6">.2</text:span></text:p>
      <text:p text:style-name="P2"><text:span text:style-name="T6"/></text:p>
      <text:p text:style-name="P2"><text:span text:style-name="T6">2)</text:span><text:span text:style-name="T7">λx.x+2 : nat→ nat λx</text:span><text:span text:style-name="T3">nat</text:span><text:span text:style-name="T7">.x+2</text:span></text:p>
      <text:p text:style-name="P2"><text:span text:style-name="T7"/></text:p>
      <text:p text:style-name="P3"><text:span text:style-name="T7">4) </text:span><text:span text:style-name="T8">(</text:span><text:span text:style-name="T7">λ</text:span><text:span text:style-name="T8">x</text:span><text:span text:style-name="T4">nat</text:span><text:span text:style-name="T8">.</text:span><text:span text:style-name="T7">λ</text:span><text:span text:style-name="T8">y</text:span><text:span text:style-name="T4">nat</text:span><text:span text:style-name="T8">. x – y ) nat →</text:span><text:span text:style-name="T10">(</text:span><text:span text:style-name="T8"> nat → nat</text:span><text:span text:style-name="T10">)</text:span></text:p>
      <text:p text:style-name="P3"><text:span text:style-name="T10"/></text:p>
      <text:p text:style-name="P5"><text:span text:style-name="T10">5</text:span><text:span text:style-name="T7">) f 3 + 1</text:span></text:p>
      <text:p text:style-name="P5"><text:span text:style-name="T7"/></text:p>
      <text:p text:style-name="P5"><text:span text:style-name="T7">6) </text:span><text:span text:style-name="T9">λf</text:span><text:span text:style-name="T5">nat→</text:span><text:span text:style-name="T3"> nat</text:span><text:span text:style-name="T7">. (f 3 + 1) (nat → nat )→ nat</text:span></text:p>
      <text:p text:style-name="P5"><text:span text:style-name="T7"/></text:p>
      <text:p text:style-name="P6"><text:span text:style-name="T7">9) (</text:span><text:span text:style-name="T9">λ</text:span><text:span text:style-name="T7">x.x + 7) y : (</text:span><text:span text:style-name="T9">λ</text:span><text:span text:style-name="T7">x</text:span><text:span text:style-name="T3">nat</text:span><text:span text:style-name="T7">.x + 7) y</text:span><text:span text:style-name="T3">nat</text:span><text:span text:style-name="T7">  nat → nat</text:span></text:p>
      <text:p text:style-name="P3"><text:span text:style-name="T8"/></text:p>
      <text:p text:style-name="P4"><text:span text:style-name="T8">1</text:span><text:span text:style-name="T7">2) (</text:span><text:span text:style-name="T9">λ</text:span><text:span text:style-name="T7">f</text:span><text:span text:style-name="T3">nat → nat</text:span><text:span text:style-name="T7">.(f 1) )(</text:span><text:span text:style-name="T9">λ</text:span><text:span text:style-name="T7">x</text:span><text:span text:style-name="T3">nat</text:span><text:span text:style-name="T7">.x+2) (nat → nat) <text:s/>(nat → nat)</text:span></text:p>
      <text:p text:style-name="P1"/>
      <text:p text:style-name="P1"/>
      <text:p text:style-name="P2"><text:span text:style-name="T1">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3:53:24.619154032</meta:creation-date>
    <dc:date>2017-01-31T14:31:45.361047846</dc:date>
    <meta:editing-duration>PT28M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64" meta:character-count="257" meta:non-whitespace-character-count="198"/>
  </office:meta>
</office:document-meta>
</file>